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_INSTANCE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UBARE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SOL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_MODIF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13590996.262834" calcext:value-type="float">
            <text:p>113590996,26</text:p>
          </table:table-cell>
          <table:table-cell table:style-name="ce3" office:value-type="percentage" office:value="0.952412219445569" calcext:value-type="percentage">
            <text:p>95,24 %</text:p>
          </table:table-cell>
          <table:table-cell office:value-type="float" office:value="3603.38950896263" calcext:value-type="float">
            <text:p>3603,38950896263</text:p>
          </table:table-cell>
          <table:table-cell table:formula="of:=[.G2]-[.H2]*(0.0000000001+[.G2])" office:value-type="float" office:value="5405543.40311495" calcext:value-type="float">
            <text:p>5405543,40311495</text:p>
          </table:table-cell>
          <table:table-cell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833468.65782321" calcext:value-type="float">
            <text:p>4833468,66</text:p>
          </table:table-cell>
          <table:table-cell table:style-name="ce3" office:value-type="percentage" office:value="0.042686050250517" calcext:value-type="percentage">
            <text:p>4,27 %</text:p>
          </table:table-cell>
          <table:table-cell office:value-type="float" office:value="3603.21367383003" calcext:value-type="float">
            <text:p>3603,21367383003</text:p>
          </table:table-cell>
          <table:table-cell table:formula="of:=[.G3]-[.H3]*(0.0000000001+[.G3])" office:value-type="float" office:value="4627146.97181107" calcext:value-type="float">
            <text:p>4627146,97181107</text:p>
          </table:table-cell>
          <table:table-cell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108288.10454774" calcext:value-type="float">
            <text:p>4108288,10</text:p>
          </table:table-cell>
          <table:table-cell table:style-name="ce3" office:value-type="percentage" office:value="0.015942802208968" calcext:value-type="percentage">
            <text:p>1,59 %</text:p>
          </table:table-cell>
          <table:table-cell office:value-type="float" office:value="3604.44173598289" calcext:value-type="float">
            <text:p>3604,44173598289</text:p>
          </table:table-cell>
          <table:table-cell table:formula="of:=[.G4]-[.H4]*(0.0000000001+[.G4])" office:value-type="float" office:value="4042790.47987948" calcext:value-type="float">
            <text:p>4042790,47987948</text:p>
          </table:table-cell>
          <table:table-cell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099971.47727894" calcext:value-type="float">
            <text:p>4099971,48</text:p>
          </table:table-cell>
          <table:table-cell table:style-name="ce3" office:value-type="percentage" office:value="0.088668458308698" calcext:value-type="percentage">
            <text:p>8,87 %</text:p>
          </table:table-cell>
          <table:table-cell office:value-type="float" office:value="3610.0109398365" calcext:value-type="float">
            <text:p>3610,0109398365</text:p>
          </table:table-cell>
          <table:table-cell table:formula="of:=[.G5]-[.H5]*(0.0000000001+[.G5])" office:value-type="float" office:value="3736433.32727898" calcext:value-type="float">
            <text:p>3736433,32727898</text:p>
          </table:table-cell>
          <table:table-cell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3305992.18194657" calcext:value-type="float">
            <text:p>3305992,18</text:p>
          </table:table-cell>
          <table:table-cell table:style-name="ce3" office:value-type="percentage" office:value="0.024202483440459" calcext:value-type="percentage">
            <text:p>2,42 %</text:p>
          </table:table-cell>
          <table:table-cell office:value-type="float" office:value="3604.37987399101" calcext:value-type="float">
            <text:p>3604,37987399101</text:p>
          </table:table-cell>
          <table:table-cell table:formula="of:=[.G6]-[.H6]*(0.0000000001+[.G6])" office:value-type="float" office:value="3225978.96090872" calcext:value-type="float">
            <text:p>3225978,96090872</text:p>
          </table:table-cell>
          <table:table-cell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13756019.608266" calcext:value-type="float">
            <text:p>113756019,61</text:p>
          </table:table-cell>
          <table:table-cell table:style-name="ce3" office:value-type="percentage" office:value="0.299974518989715" calcext:value-type="percentage">
            <text:p>30,00 %</text:p>
          </table:table-cell>
          <table:table-cell office:value-type="float" office:value="3600.96005702019" calcext:value-type="float">
            <text:p>3600,96005702019</text:p>
          </table:table-cell>
          <table:table-cell table:formula="of:=[.G7]-[.H7]*(0.0000000001+[.G7])" office:value-type="float" office:value="79632112.3440918" calcext:value-type="float">
            <text:p>79632112,3440918</text:p>
          </table:table-cell>
          <table:table-cell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2489298.3417486" calcext:value-type="float">
            <text:p>42489298,34</text:p>
          </table:table-cell>
          <table:table-cell table:style-name="ce3" office:value-type="percentage" office:value="0.085915215788279" calcext:value-type="percentage">
            <text:p>8,59 %</text:p>
          </table:table-cell>
          <table:table-cell office:value-type="float" office:value="3601.52515602112" calcext:value-type="float">
            <text:p>3601,52515602112</text:p>
          </table:table-cell>
          <table:table-cell table:formula="of:=[.G8]-[.H8]*(0.0000000001+[.G8])" office:value-type="float" office:value="38838821.1060247" calcext:value-type="float">
            <text:p>38838821,1060247</text:p>
          </table:table-cell>
          <table:table-cell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23770496.0881713" calcext:value-type="float">
            <text:p>23770496,09</text:p>
          </table:table-cell>
          <table:table-cell table:style-name="ce3" office:value-type="percentage" office:value="0.012474685767781" calcext:value-type="percentage">
            <text:p>1,25 %</text:p>
          </table:table-cell>
          <table:table-cell office:value-type="float" office:value="3617.66575694084" calcext:value-type="float">
            <text:p>3617,66575694084</text:p>
          </table:table-cell>
          <table:table-cell table:formula="of:=[.G9]-[.H9]*(0.0000000001+[.G9])" office:value-type="float" office:value="23473966.6189271" calcext:value-type="float">
            <text:p>23473966,6189271</text:p>
          </table:table-cell>
          <table:table-cell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2657192.3508054" calcext:value-type="float">
            <text:p>12657192,35</text:p>
          </table:table-cell>
          <table:table-cell table:style-name="ce3" office:value-type="percentage" office:value="0.00733118601637" calcext:value-type="percentage">
            <text:p>0,73 %</text:p>
          </table:table-cell>
          <table:table-cell office:value-type="float" office:value="3621.95970988274" calcext:value-type="float">
            <text:p>3621,95970988274</text:p>
          </table:table-cell>
          <table:table-cell table:formula="of:=[.G10]-[.H10]*(0.0000000001+[.G10])" office:value-type="float" office:value="12564400.1192367" calcext:value-type="float">
            <text:p>12564400,1192367</text:p>
          </table:table-cell>
          <table:table-cell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8216340.1603561" calcext:value-type="float">
            <text:p>8216340,16</text:p>
          </table:table-cell>
          <table:table-cell table:style-name="ce3" office:value-type="percentage" office:value="0.028048818056448" calcext:value-type="percentage">
            <text:p>2,80 %</text:p>
          </table:table-cell>
          <table:table-cell office:value-type="float" office:value="3619.89334797859" calcext:value-type="float">
            <text:p>3619,89334797859</text:p>
          </table:table-cell>
          <table:table-cell table:formula="of:=[.G11]-[.H11]*(0.0000000001+[.G11])" office:value-type="float" office:value="7985881.53010839" calcext:value-type="float">
            <text:p>7985881,53010839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61523258.984262" calcext:value-type="float">
            <text:p>161523258,98</text:p>
          </table:table-cell>
          <table:table-cell table:style-name="ce3" office:value-type="percentage" office:value="0.70319375549555" calcext:value-type="percentage">
            <text:p>70,32 %</text:p>
          </table:table-cell>
          <table:table-cell office:value-type="float" office:value="3606.00128889084" calcext:value-type="float">
            <text:p>3606,00128889084</text:p>
          </table:table-cell>
          <table:table-cell table:formula="of:=[.G12]-[.H12]*(0.0000000001+[.G12])" office:value-type="float" office:value="47941111.8992385" calcext:value-type="float">
            <text:p>47941111,8992385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73342327.9562122" calcext:value-type="float">
            <text:p>73342327,96</text:p>
          </table:table-cell>
          <table:table-cell table:style-name="ce3" office:value-type="percentage" office:value="0.403093714547592" calcext:value-type="percentage">
            <text:p>40,31 %</text:p>
          </table:table-cell>
          <table:table-cell office:value-type="float" office:value="3603.08604598045" calcext:value-type="float">
            <text:p>3603,08604598045</text:p>
          </table:table-cell>
          <table:table-cell table:formula="of:=[.G13]-[.H13]*(0.0000000001+[.G13])" office:value-type="float" office:value="43778496.5467749" calcext:value-type="float">
            <text:p>43778496,5467749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3701906.4595658" calcext:value-type="float">
            <text:p>43701906,46</text:p>
          </table:table-cell>
          <table:table-cell table:style-name="ce3" office:value-type="percentage" office:value="0.225246802482631" calcext:value-type="percentage">
            <text:p>22,52 %</text:p>
          </table:table-cell>
          <table:table-cell office:value-type="float" office:value="3603.19612812996" calcext:value-type="float">
            <text:p>3603,19612812996</text:p>
          </table:table-cell>
          <table:table-cell table:formula="of:=[.G14]-[.H14]*(0.0000000001+[.G14])" office:value-type="float" office:value="33858191.7671536" calcext:value-type="float">
            <text:p>33858191,7671536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4366591.6503161" calcext:value-type="float">
            <text:p>14366591,65</text:p>
          </table:table-cell>
          <table:table-cell table:style-name="ce3" office:value-type="percentage" office:value="0.031490179713752" calcext:value-type="percentage">
            <text:p>3,15 %</text:p>
          </table:table-cell>
          <table:table-cell office:value-type="float" office:value="3602.96484684944" calcext:value-type="float">
            <text:p>3602,96484684944</text:p>
          </table:table-cell>
          <table:table-cell table:formula="of:=[.G16]-[.H16]*(0.0000000001+[.G16])" office:value-type="float" office:value="13914185.0973736" calcext:value-type="float">
            <text:p>13914185,0973736</text:p>
          </table:table-cell>
          <table:table-cell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5802516.60190428" calcext:value-type="float">
            <text:p>5802516,60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table:style-name="ce3" table:formula="of:=([.G22]-[.J2])/(0.0000000001+[.G22])" office:value-type="percentage" office:value="0.0684139703553895" calcext:value-type="percentage">
            <text:p>6,84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842308.27508348" calcext:value-type="float">
            <text:p>4842308,28</text:p>
          </table:table-cell>
          <table:table-cell/>
          <table:table-cell office:value-type="float" office:value="2613" calcext:value-type="float">
            <text:p>2613</text:p>
          </table:table-cell>
          <table:table-cell/>
          <table:table-cell table:style-name="ce3" table:formula="of:=([.G23]-[.J3])/(0.0000000001+[.G23])" office:value-type="percentage" office:value="0.0444336236045818" calcext:value-type="percentage">
            <text:p>4,44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105746.08766128" calcext:value-type="float">
            <text:p>4105746,09</text:p>
          </table:table-cell>
          <table:table-cell/>
          <table:table-cell office:value-type="float" office:value="2949" calcext:value-type="float">
            <text:p>2949</text:p>
          </table:table-cell>
          <table:table-cell/>
          <table:table-cell table:style-name="ce3" table:formula="of:=([.G24]-[.J4])/(0.0000000001+[.G24])" office:value-type="percentage" office:value="0.0153335365698811" calcext:value-type="percentage">
            <text:p>1,53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13993179.499494" calcext:value-type="float">
            <text:p>113993179,50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table:style-name="ce3" table:formula="of:=([.G27]-[.J7])/(0.0000000001+[.G27])" office:value-type="percentage" office:value="0.301430904079263" calcext:value-type="percentage">
            <text:p>30,14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2958563.2610393" calcext:value-type="float">
            <text:p>42958563,26</text:p>
          </table:table-cell>
          <table:table-cell/>
          <table:table-cell office:value-type="float" office:value="3291" calcext:value-type="float">
            <text:p>3291</text:p>
          </table:table-cell>
          <table:table-cell/>
          <table:table-cell table:style-name="ce3" table:formula="of:=([.G28]-[.J8])/(0.0000000001+[.G28])" office:value-type="percentage" office:value="0.095900371015223" calcext:value-type="percentage">
            <text:p>9,59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23840795.8530226" calcext:value-type="float">
            <text:p>23840795,85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table:style-name="ce3" table:formula="of:=([.G29]-[.J9])/(0.0000000001+[.G29])" office:value-type="percentage" office:value="0.0153866186496874" calcext:value-type="percentage">
            <text:p>1,54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4575691.963668" calcext:value-type="float">
            <text:p>14575691,96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table:style-name="ce3" table:formula="of:=([.G30]-[.J10])/(0.0000000001+[.G30])" office:value-type="percentage" office:value="0.137989458712819" calcext:value-type="percentage">
            <text:p>13,80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8430394.58329038" calcext:value-type="float">
            <text:p>8430394,58</text:p>
          </table:table-cell>
          <table:table-cell/>
          <table:table-cell office:value-type="float" office:value="3316" calcext:value-type="float">
            <text:p>3316</text:p>
          </table:table-cell>
          <table:table-cell/>
          <table:table-cell table:style-name="ce3" table:formula="of:=([.G31]-[.J11])/(0.0000000001+[.G31])" office:value-type="percentage" office:value="0.0527274315324516" calcext:value-type="percentage">
            <text:p>5,27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20903470.548431" calcext:value-type="float">
            <text:p>120903470,55</text:p>
          </table:table-cell>
          <table:table-cell/>
          <table:table-cell office:value-type="float" office:value="3081" calcext:value-type="float">
            <text:p>3081</text:p>
          </table:table-cell>
          <table:table-cell/>
          <table:table-cell table:style-name="ce3" table:formula="of:=([.G32]-[.J12])/(0.0000000001+[.G32])" office:value-type="percentage" office:value="0.603476131150144" calcext:value-type="percentage">
            <text:p>60,35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57257139.7361592" calcext:value-type="float">
            <text:p>57257139,74</text:p>
          </table:table-cell>
          <table:table-cell/>
          <table:table-cell office:value-type="float" office:value="2988" calcext:value-type="float">
            <text:p>2988</text:p>
          </table:table-cell>
          <table:table-cell/>
          <table:table-cell table:style-name="ce3" table:formula="of:=([.G33]-[.J13])/(0.0000000001+[.G33])" office:value-type="percentage" office:value="0.235405457755903" calcext:value-type="percentage">
            <text:p>23,54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37604344.5076715" calcext:value-type="float">
            <text:p>37604344,51</text:p>
          </table:table-cell>
          <table:table-cell/>
          <table:table-cell office:value-type="float" office:value="3022" calcext:value-type="float">
            <text:p>3022</text:p>
          </table:table-cell>
          <table:table-cell/>
          <table:table-cell table:style-name="ce3" table:formula="of:=([.G34]-[.J14])/(0.0000000001+[.G34])" office:value-type="percentage" office:value="0.0996202111634652" calcext:value-type="percentage">
            <text:p>9,96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68834154.0079113" calcext:value-type="float">
            <text:p>68834154,01</text:p>
          </table:table-cell>
          <table:table-cell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29721074.2492996" calcext:value-type="float">
            <text:p>29721074,25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9114898.3519924" calcext:value-type="float">
            <text:p>19114898,3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5503051.1703184" calcext:value-type="float">
            <text:p>15503051,17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66192826.163912" calcext:value-type="float">
            <text:p>166192826,16</text:p>
          </table:table-cell>
          <table:table-cell/>
          <table:table-cell office:value-type="float" office:value="4181" calcext:value-type="float">
            <text:p>4181</text:p>
          </table:table-cell>
          <table:table-cell/>
          <table:table-cell table:style-name="ce3" table:formula="of:=([.G42]-[.J2])/(0.0000000001+[.G42])" office:value-type="percentage" office:value="0.967474267524739" calcext:value-type="percentage">
            <text:p>96,75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60763050.152744" calcext:value-type="float">
            <text:p>160763050,15</text:p>
          </table:table-cell>
          <table:table-cell/>
          <table:table-cell office:value-type="float" office:value="4369" calcext:value-type="float">
            <text:p>4369</text:p>
          </table:table-cell>
          <table:table-cell/>
          <table:table-cell table:style-name="ce3" table:formula="of:=([.G43]-[.J3])/(0.0000000001+[.G43])" office:value-type="percentage" office:value="0.971217596534684" calcext:value-type="percentage">
            <text:p>97,12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55263360.28984" calcext:value-type="float">
            <text:p>155263360,29</text:p>
          </table:table-cell>
          <table:table-cell/>
          <table:table-cell office:value-type="float" office:value="4423" calcext:value-type="float">
            <text:p>4423</text:p>
          </table:table-cell>
          <table:table-cell/>
          <table:table-cell table:style-name="ce3" table:formula="of:=([.G44]-[.J4])/(0.0000000001+[.G44])" office:value-type="percentage" office:value="0.973961722377176" calcext:value-type="percentage">
            <text:p>97,40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51074671.285146" calcext:value-type="float">
            <text:p>151074671,29</text:p>
          </table:table-cell>
          <table:table-cell/>
          <table:table-cell office:value-type="float" office:value="4567" calcext:value-type="float">
            <text:p>4567</text:p>
          </table:table-cell>
          <table:table-cell/>
          <table:table-cell table:style-name="ce3" table:formula="of:=([.G45]-[.J5])/(0.0000000001+[.G45])" office:value-type="percentage" office:value="0.975267638873583" calcext:value-type="percentage">
            <text:p>97,53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392769721.603266" calcext:value-type="float">
            <text:p>392769721,60</text:p>
          </table:table-cell>
          <table:table-cell/>
          <table:table-cell office:value-type="float" office:value="3609" calcext:value-type="float">
            <text:p>3609</text:p>
          </table:table-cell>
          <table:table-cell/>
          <table:table-cell table:style-name="ce3" table:formula="of:=([.G47]-[.J7])/(0.0000000001+[.G47])" office:value-type="percentage" office:value="0.797254961459255" calcext:value-type="percentage">
            <text:p>79,7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17446944.880605" calcext:value-type="float">
            <text:p>117446944,88</text:p>
          </table:table-cell>
          <table:table-cell/>
          <table:table-cell office:value-type="float" office:value="3604" calcext:value-type="float">
            <text:p>3604</text:p>
          </table:table-cell>
          <table:table-cell/>
          <table:table-cell table:style-name="ce3" table:formula="of:=([.G48]-[.J8])/(0.0000000001+[.G48])" office:value-type="percentage" office:value="0.669307523107496" calcext:value-type="percentage">
            <text:p>66,9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03076776.091611" calcext:value-type="float">
            <text:p>103076776,09</text:p>
          </table:table-cell>
          <table:table-cell/>
          <table:table-cell office:value-type="float" office:value="3617" calcext:value-type="float">
            <text:p>3617</text:p>
          </table:table-cell>
          <table:table-cell/>
          <table:table-cell table:style-name="ce3" table:formula="of:=([.G49]-[.J9])/(0.0000000001+[.G49])" office:value-type="percentage" office:value="0.772267163283568" calcext:value-type="percentage">
            <text:p>77,2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80866977.2185534" calcext:value-type="float">
            <text:p>80866977,22</text:p>
          </table:table-cell>
          <table:table-cell/>
          <table:table-cell office:value-type="float" office:value="3630" calcext:value-type="float">
            <text:p>3630</text:p>
          </table:table-cell>
          <table:table-cell/>
          <table:table-cell table:style-name="ce3" table:formula="of:=([.G50]-[.J10])/(0.0000000001+[.G50])" office:value-type="percentage" office:value="0.844628789755801" calcext:value-type="percentage">
            <text:p>84,46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69844735.735649" calcext:value-type="float">
            <text:p>69844735,74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table:style-name="ce3" table:formula="of:=([.G51]-[.J11])/(0.0000000001+[.G51])" office:value-type="percentage" office:value="0.885662370313295" calcext:value-type="percentage">
            <text:p>88,57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907843353.341094" calcext:value-type="float">
            <text:p>907843353,34</text:p>
          </table:table-cell>
          <table:table-cell/>
          <table:table-cell office:value-type="float" office:value="3620" calcext:value-type="float">
            <text:p>3620</text:p>
          </table:table-cell>
          <table:table-cell/>
          <table:table-cell table:style-name="ce3" table:formula="of:=([.G52]-[.J12])/(0.0000000001+[.G52])" office:value-type="percentage" office:value="0.947192308317506" calcext:value-type="percentage">
            <text:p>94,72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661460843.763149" calcext:value-type="float">
            <text:p>661460843,76</text:p>
          </table:table-cell>
          <table:table-cell/>
          <table:table-cell office:value-type="float" office:value="3649" calcext:value-type="float">
            <text:p>3649</text:p>
          </table:table-cell>
          <table:table-cell/>
          <table:table-cell table:style-name="ce3" table:formula="of:=([.G53]-[.J13])/(0.0000000001+[.G53])" office:value-type="percentage" office:value="0.933815437512956" calcext:value-type="percentage">
            <text:p>93,38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60026052.222331" calcext:value-type="float">
            <text:p>460026052,22</text:p>
          </table:table-cell>
          <table:table-cell/>
          <table:table-cell office:value-type="float" office:value="3680" calcext:value-type="float">
            <text:p>3680</text:p>
          </table:table-cell>
          <table:table-cell/>
          <table:table-cell table:style-name="ce3" table:formula="of:=([.G54]-[.J14])/(0.0000000001+[.G54])" office:value-type="percentage" office:value="0.926399403678142" calcext:value-type="percentage">
            <text:p>92,64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24351579.392612" calcext:value-type="float">
            <text:p>424351579,39</text:p>
          </table:table-cell>
          <table:table-cell/>
          <table:table-cell office:value-type="float" office:value="3762" calcext:value-type="float">
            <text:p>3762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30591263.989229" calcext:value-type="float">
            <text:p>430591263,9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table:style-name="ce3" table:formula="of:=([.G56]-[.J16])/(0.0000000001+[.G56])" office:value-type="percentage" office:value="0.967685862995767" calcext:value-type="percentage">
            <text:p>96,77 %</text:p>
          </table:table-cell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66240115.860709" calcext:value-type="float">
            <text:p>466240115,86</text:p>
          </table:table-cell>
          <table:table-cell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319595143.181349" calcext:value-type="float">
            <text:p>319595143,18</text:p>
          </table:table-cell>
          <table:table-cell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27546697.356043" calcext:value-type="float">
            <text:p>227546697,36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33107445.649809" calcext:value-type="float">
            <text:p>233107445,65</text:p>
          </table:table-cell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23020732.328685" calcext:value-type="float">
            <text:p>223020732,3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111959118.352239683270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015075882625</text:p>
          </table:table-cell>
          <table:table-cell office:value-type="string" calcext:value-type="string">
            <text:p>9345.340000000000146</text:p>
          </table:table-cell>
          <table:table-cell office:value-type="string" calcext:value-type="string">
            <text:p>3603.304678916931152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41367092.684565603733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482909225654</text:p>
          </table:table-cell>
          <table:table-cell office:value-type="string" calcext:value-type="string">
            <text:p>7827.790000000000873</text:p>
          </table:table-cell>
          <table:table-cell office:value-type="string" calcext:value-type="string">
            <text:p>3601.942516088485718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24363199.213475853204727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0.001642870859387</text:p>
          </table:table-cell>
          <table:table-cell office:value-type="string" calcext:value-type="string">
            <text:p>12261.960000000000946</text:p>
          </table:table-cell>
          <table:table-cell office:value-type="string" calcext:value-type="string">
            <text:p>3616.926699161529541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13538968.550954252481461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0.001462906527205</text:p>
          </table:table-cell>
          <table:table-cell office:value-type="string" calcext:value-type="string">
            <text:p>13318.799999999999272</text:p>
          </table:table-cell>
          <table:table-cell office:value-type="string" calcext:value-type="string">
            <text:p>3645.202439069747925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 office:value-type="string" calcext:value-type="string">
            <text:p>Feasible</text:p>
          </table:table-cell>
          <table:table-cell table:style-name="Default" office:value-type="string" calcext:value-type="string">
            <text:p>67743461.40864023566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5163332237388</text:p>
          </table:table-cell>
          <table:table-cell office:value-type="string" calcext:value-type="string">
            <text:p>6095.299999999999272</text:p>
          </table:table-cell>
          <table:table-cell office:value-type="string" calcext:value-type="string">
            <text:p>2828.850469112396240</text:p>
          </table:table-cell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rssv_exact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7:57:50.574395495</meta:creation-date>
    <dc:date>2024-05-22T18:42:38.246492236</dc:date>
    <meta:editing-duration>PT1H43M54S</meta:editing-duration>
    <meta:editing-cycles>4</meta:editing-cycles>
    <meta:generator>LibreOffice/7.3.7.2$Linux_X86_64 LibreOffice_project/30$Build-2</meta:generator>
    <meta:document-statistic meta:table-count="1" meta:cell-count="748" meta:object-count="0"/>
  </office:meta>
</office:document-meta>
</file>